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40000027D145B4DF4F526B9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27.66cm" svg:height="14.633cm" draw:z-index="0"><draw:image xlink:href="Pictures/10000000000004B40000027D145B4DF4F526B97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5T09:40:51.879163744</meta:creation-date>
    <dc:date>2021-09-15T09:42:32.947257415</dc:date>
    <meta:editing-duration>PT1M4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1.5.2$Linux_X86_64 LibreOffice_project/10$Build-2</meta:generator>
  </office:meta>
</office:document-meta>
</file>